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150000025EC0FDAE6C1A80DBB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3cm" svg:stroke-color="#f10d0c" draw:marker-start-width="0.65cm" draw:marker-end-width="0.65cm" draw:fill="none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875cm" svg:height="16.033cm" svg:x="3.753cm" svg:y="0.005cm">
          <draw:image xlink:href="Pictures/10000001000003150000025EC0FDAE6C1A80DBBD.png" xlink:type="simple" xlink:show="embed" xlink:actuate="onLoad" draw:mime-type="image/png">
            <text:p/>
          </draw:image>
        </draw:frame>
        <draw:line draw:style-name="gr2" draw:text-style-name="P2" draw:layer="layout" svg:x1="7.5cm" svg:y1="14.5cm" svg:x2="24cm" svg:y2="13cm">
          <text:p/>
        </draw:line>
        <draw:line draw:style-name="gr2" draw:text-style-name="P2" draw:layer="layout" svg:x1="7.5cm" svg:y1="14.5cm" svg:x2="7cm" svg:y2="2.5cm">
          <text:p/>
        </draw:line>
        <draw:line draw:style-name="gr2" draw:text-style-name="P2" draw:layer="layout" svg:x1="24cm" svg:y1="13cm" svg:x2="24.5cm" svg:y2="4.5cm">
          <text:p/>
        </draw:line>
        <draw:line draw:style-name="gr2" draw:text-style-name="P2" draw:layer="layout" svg:x1="7cm" svg:y1="2.5cm" svg:x2="24.5cm" svg:y2="4.5cm">
          <text:p/>
        </draw:line>
        <draw:line draw:style-name="gr2" draw:text-style-name="P2" draw:layer="layout" svg:x1="11.5cm" svg:y1="11cm" svg:x2="16.5cm" svg:y2="11cm">
          <text:p/>
        </draw:line>
        <draw:line draw:style-name="gr2" draw:text-style-name="P2" draw:layer="layout" svg:x1="16.5cm" svg:y1="11cm" svg:x2="20cm" svg:y2="11cm">
          <text:p/>
        </draw:line>
        <draw:line draw:style-name="gr2" draw:text-style-name="P2" draw:layer="layout" svg:x1="11.5cm" svg:y1="5cm" svg:x2="17cm" svg:y2="5.5cm">
          <text:p/>
        </draw:line>
        <draw:line draw:style-name="gr2" draw:text-style-name="P2" draw:layer="layout" svg:x1="8.5cm" svg:y1="4.5cm" svg:x2="11.5cm" svg:y2="5cm">
          <text:p/>
        </draw:line>
        <draw:line draw:style-name="gr2" draw:text-style-name="P2" draw:layer="layout" svg:x1="8.5cm" svg:y1="4.5cm" svg:x2="7cm" svg:y2="2.5cm">
          <text:p/>
        </draw:line>
        <draw:line draw:style-name="gr2" draw:text-style-name="P2" draw:layer="layout" svg:x1="11.5cm" svg:y1="11cm" svg:x2="11.5cm" svg:y2="5cm">
          <text:p/>
        </draw:line>
        <draw:line draw:style-name="gr2" draw:text-style-name="P2" draw:layer="layout" svg:x1="16.5cm" svg:y1="11cm" svg:x2="16.5cm" svg:y2="5.5cm">
          <text:p/>
        </draw:line>
        <draw:line draw:style-name="gr2" draw:text-style-name="P2" draw:layer="layout" svg:x1="16.5cm" svg:y1="5.5cm" svg:x2="20cm" svg:y2="5.5cm">
          <text:p/>
        </draw:line>
        <draw:line draw:style-name="gr2" draw:text-style-name="P2" draw:layer="layout" svg:x1="20cm" svg:y1="5.5cm" svg:x2="24.5cm" svg:y2="4.5cm">
          <text:p/>
        </draw:line>
        <draw:line draw:style-name="gr2" draw:text-style-name="P2" draw:layer="layout" svg:x1="20cm" svg:y1="11cm" svg:x2="20cm" svg:y2="5.5cm">
          <text:p/>
        </draw:line>
        <draw:line draw:style-name="gr2" draw:text-style-name="P2" draw:layer="layout" svg:x1="16.5cm" svg:y1="11cm" svg:x2="16.5cm" svg:y2="5.5cm">
          <text:p/>
        </draw:line>
        <draw:line draw:style-name="gr2" draw:text-style-name="P2" draw:layer="layout" svg:x1="7.5cm" svg:y1="14.5cm" svg:x2="8.5cm" svg:y2="11.5cm">
          <text:p/>
        </draw:line>
        <draw:line draw:style-name="gr2" draw:text-style-name="P2" draw:layer="layout" svg:x1="11.5cm" svg:y1="11cm" svg:x2="8.5cm" svg:y2="11.5cm">
          <text:p/>
        </draw:line>
        <draw:line draw:style-name="gr2" draw:text-style-name="P2" draw:layer="layout" svg:x1="20cm" svg:y1="11cm" svg:x2="24cm" svg:y2="13cm">
          <text:p/>
        </draw:line>
        <draw:frame draw:style-name="gr3" draw:text-style-name="P3" draw:layer="layout" svg:width="3cm" svg:height="1cm" svg:x="13.5cm" svg:y="13cm">
          <draw:text-box>
            <text:p>440cm</text:p>
          </draw:text-box>
        </draw:frame>
        <draw:frame draw:style-name="gr3" draw:text-style-name="P3" draw:layer="layout" svg:width="3cm" svg:height="1cm" svg:x="6.5cm" svg:y="8cm">
          <draw:text-box>
            <text:p>237cm</text:p>
          </draw:text-box>
        </draw:frame>
        <draw:frame draw:style-name="gr3" draw:text-style-name="P3" draw:layer="layout" svg:width="3cm" svg:height="1cm" svg:x="7.5cm" svg:y="12cm">
          <draw:text-box>
            <text:p>200cm</text:p>
          </draw:text-box>
        </draw:frame>
        <draw:frame draw:style-name="gr3" draw:text-style-name="P3" draw:layer="layout" svg:width="3cm" svg:height="1cm" svg:x="12.5cm" svg:y="10.5cm">
          <draw:text-box>
            <text:p>205cm</text:p>
          </draw:text-box>
        </draw:frame>
        <draw:frame draw:style-name="gr3" draw:text-style-name="P3" draw:layer="layout" svg:width="3cm" svg:height="1cm" svg:x="16.5cm" svg:y="10.5cm">
          <draw:text-box>
            <text:p>140cm</text:p>
          </draw:text-box>
        </draw:frame>
        <draw:frame draw:style-name="gr3" draw:text-style-name="P3" draw:layer="layout" svg:width="3cm" svg:height="1cm" svg:x="9cm" svg:y="10.5cm">
          <draw:text-box>
            <text:p>124cm</text:p>
          </draw:text-box>
        </draw:frame>
        <draw:frame draw:style-name="gr3" draw:text-style-name="P3" draw:layer="layout" svg:width="3cm" svg:height="1cm" svg:x="20.5cm" svg:y="11.5cm">
          <draw:text-box>
            <text:p>200cm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4:59:25.070631622</meta:creation-date>
    <dc:date>2023-09-21T16:26:18.958119834</dc:date>
    <meta:editing-duration>PT1H26M59S</meta:editing-duration>
    <meta:editing-cycles>1</meta:editing-cycles>
    <meta:document-statistic meta:object-count="49"/>
    <meta:generator>LibreOffice/7.6.1.2$Linux_X86_64 LibreOffice_project/4412c0006c0cfe5a5d40cae25a00da8a194aa4c0</meta:generator>
  </office:meta>
</office:document-meta>
</file>